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1">
      <style:table-cell-properties style:text-align-source="fix" style:repeat-content="false" style:vertical-align="bottom" loext:vertical-justify="auto"/>
      <style:paragraph-properties fo:text-align="end" css3t:text-justify="auto"/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121">
      <style:table-cell-properties style:text-align-source="value-type" style:repeat-content="false" style:vertical-align="automatic" loext:vertical-justify="auto"/>
      <style:paragraph-properties css3t:text-justify="auto"/>
      <style:text-properties fo:color="#00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set 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Pressure (meters water)</text:p>
          </table:table-cell>
          <table:table-cell table:style-name="ce1" office:value-type="string" calcext:value-type="string">
            <text:p>Demand (m3/h)</text:p>
          </table:table-cell>
        </table:table-row>
        <table:table-row table:style-name="ro1">
          <table:table-cell office:value-type="date" office:date-value="2020-12-24T00:00:00.74" calcext:value-type="date">
            <text:p>12/24/2020 0:00</text:p>
          </table:table-cell>
          <table:table-cell office:value-type="float" office:value="12.774909433953" calcext:value-type="float">
            <text:p>12,774909433953</text:p>
          </table:table-cell>
          <table:table-cell office:value-type="float" office:value="16.1548471801922" calcext:value-type="float">
            <text:p>16,1548471801922</text:p>
          </table:table-cell>
        </table:table-row>
        <table:table-row table:style-name="ro1">
          <table:table-cell office:value-type="date" office:date-value="2020-12-24T01:00:00.74" calcext:value-type="date">
            <text:p>12/24/2020 1:00</text:p>
          </table:table-cell>
          <table:table-cell office:value-type="float" office:value="13.6081150839635" calcext:value-type="float">
            <text:p>13,6081150839635</text:p>
          </table:table-cell>
          <table:table-cell office:value-type="float" office:value="13.0348925250287" calcext:value-type="float">
            <text:p>13,0348925250287</text:p>
          </table:table-cell>
        </table:table-row>
        <table:table-row table:style-name="ro1">
          <table:table-cell office:value-type="date" office:date-value="2020-12-24T02:00:00.74" calcext:value-type="date">
            <text:p>12/24/2020 2:00</text:p>
          </table:table-cell>
          <table:table-cell office:value-type="float" office:value="14.0180780748813" calcext:value-type="float">
            <text:p>14,0180780748813</text:p>
          </table:table-cell>
          <table:table-cell office:value-type="float" office:value="7.39647698432075" calcext:value-type="float">
            <text:p>7,39647698432075</text:p>
          </table:table-cell>
        </table:table-row>
        <table:table-row table:style-name="ro1">
          <table:table-cell office:value-type="date" office:date-value="2020-12-24T03:00:00.74" calcext:value-type="date">
            <text:p>12/24/2020 3:00</text:p>
          </table:table-cell>
          <table:table-cell office:value-type="float" office:value="14.0948718734122" calcext:value-type="float">
            <text:p>14,0948718734122</text:p>
          </table:table-cell>
          <table:table-cell office:value-type="float" office:value="4.97728308713277" calcext:value-type="float">
            <text:p>4,97728308713277</text:p>
          </table:table-cell>
        </table:table-row>
        <table:table-row table:style-name="ro1">
          <table:table-cell office:value-type="date" office:date-value="2020-12-24T04:00:00.74" calcext:value-type="date">
            <text:p>12/24/2020 4:00</text:p>
          </table:table-cell>
          <table:table-cell office:value-type="float" office:value="14.1088463203929" calcext:value-type="float">
            <text:p>14,1088463203929</text:p>
          </table:table-cell>
          <table:table-cell office:value-type="float" office:value="3.69199841229333" calcext:value-type="float">
            <text:p>3,69199841229333</text:p>
          </table:table-cell>
        </table:table-row>
        <table:table-row table:style-name="ro1">
          <table:table-cell office:value-type="date" office:date-value="2020-12-24T05:00:00.74" calcext:value-type="date">
            <text:p>12/24/2020 5:00</text:p>
          </table:table-cell>
          <table:table-cell office:value-type="float" office:value="13.9539999404799" calcext:value-type="float">
            <text:p>13,9539999404799</text:p>
          </table:table-cell>
          <table:table-cell office:value-type="float" office:value="3.59645226447211" calcext:value-type="float">
            <text:p>3,59645226447211</text:p>
          </table:table-cell>
        </table:table-row>
        <table:table-row table:style-name="ro1">
          <table:table-cell office:value-type="date" office:date-value="2020-12-24T06:00:00.74" calcext:value-type="date">
            <text:p>12/24/2020 6:00</text:p>
          </table:table-cell>
          <table:table-cell office:value-type="float" office:value="14.9849277855814" calcext:value-type="float">
            <text:p>14,9849277855814</text:p>
          </table:table-cell>
          <table:table-cell office:value-type="float" office:value="4.2354088951238" calcext:value-type="float">
            <text:p>4,2354088951238</text:p>
          </table:table-cell>
        </table:table-row>
        <table:table-row table:style-name="ro1">
          <table:table-cell office:value-type="date" office:date-value="2020-12-24T07:00:00.74" calcext:value-type="date">
            <text:p>12/24/2020 7:00</text:p>
          </table:table-cell>
          <table:table-cell office:value-type="float" office:value="14.4039172521956" calcext:value-type="float">
            <text:p>14,4039172521956</text:p>
          </table:table-cell>
          <table:table-cell office:value-type="float" office:value="7.82830020430247" calcext:value-type="float">
            <text:p>7,82830020430247</text:p>
          </table:table-cell>
        </table:table-row>
        <table:table-row table:style-name="ro1">
          <table:table-cell office:value-type="date" office:date-value="2020-12-24T08:00:00.74" calcext:value-type="date">
            <text:p>12/24/2020 8:00</text:p>
          </table:table-cell>
          <table:table-cell office:value-type="float" office:value="13.4757942569148" calcext:value-type="float">
            <text:p>13,4757942569148</text:p>
          </table:table-cell>
          <table:table-cell office:value-type="float" office:value="11.928505044509" calcext:value-type="float">
            <text:p>11,928505044509</text:p>
          </table:table-cell>
        </table:table-row>
        <table:table-row table:style-name="ro1">
          <table:table-cell office:value-type="date" office:date-value="2020-12-24T09:00:00.74" calcext:value-type="date">
            <text:p>12/24/2020 9:00</text:p>
          </table:table-cell>
          <table:table-cell office:value-type="float" office:value="11.0713982749849" calcext:value-type="float">
            <text:p>11,0713982749849</text:p>
          </table:table-cell>
          <table:table-cell office:value-type="float" office:value="17.2177329034042" calcext:value-type="float">
            <text:p>17,2177329034042</text:p>
          </table:table-cell>
        </table:table-row>
        <table:table-row table:style-name="ro1">
          <table:table-cell office:value-type="date" office:date-value="2020-12-24T10:00:00.74" calcext:value-type="date">
            <text:p>12/24/2020 10:00</text:p>
          </table:table-cell>
          <table:table-cell office:value-type="float" office:value="12.0764410531034" calcext:value-type="float">
            <text:p>12,0764410531034</text:p>
          </table:table-cell>
          <table:table-cell office:value-type="float" office:value="21.020241781968" calcext:value-type="float">
            <text:p>21,020241781968</text:p>
          </table:table-cell>
        </table:table-row>
        <table:table-row table:style-name="ro1">
          <table:table-cell office:value-type="date" office:date-value="2020-12-24T11:00:00.74" calcext:value-type="date">
            <text:p>12/24/2020 11:00</text:p>
          </table:table-cell>
          <table:table-cell office:value-type="float" office:value="12.5401198886062" calcext:value-type="float">
            <text:p>12,5401198886062</text:p>
          </table:table-cell>
          <table:table-cell office:value-type="float" office:value="22.4703888839383" calcext:value-type="float">
            <text:p>22,4703888839383</text:p>
          </table:table-cell>
        </table:table-row>
        <table:table-row table:style-name="ro1">
          <table:table-cell office:value-type="date" office:date-value="2020-12-24T12:00:00.74" calcext:value-type="date">
            <text:p>12/24/2020 12:00</text:p>
          </table:table-cell>
          <table:table-cell office:value-type="float" office:value="12.5401496063407" calcext:value-type="float">
            <text:p>12,5401496063407</text:p>
          </table:table-cell>
          <table:table-cell office:value-type="float" office:value="22.3715566493479" calcext:value-type="float">
            <text:p>22,3715566493479</text:p>
          </table:table-cell>
        </table:table-row>
        <table:table-row table:style-name="ro1">
          <table:table-cell office:value-type="date" office:date-value="2020-12-24T13:00:00.74" calcext:value-type="date">
            <text:p>12/24/2020 13:00</text:p>
          </table:table-cell>
          <table:table-cell office:value-type="float" office:value="12.2391968801719" calcext:value-type="float">
            <text:p>12,2391968801719</text:p>
          </table:table-cell>
          <table:table-cell office:value-type="float" office:value="23.366093669743" calcext:value-type="float">
            <text:p>23,366093669743</text:p>
          </table:table-cell>
        </table:table-row>
        <table:table-row table:style-name="ro1">
          <table:table-cell office:value-type="date" office:date-value="2020-12-24T14:00:00.74" calcext:value-type="date">
            <text:p>12/24/2020 14:00</text:p>
          </table:table-cell>
          <table:table-cell office:value-type="float" office:value="12.1013562264475" calcext:value-type="float">
            <text:p>12,1013562264475</text:p>
          </table:table-cell>
          <table:table-cell office:value-type="float" office:value="24.7542314410951" calcext:value-type="float">
            <text:p>24,7542314410951</text:p>
          </table:table-cell>
        </table:table-row>
        <table:table-row table:style-name="ro1">
          <table:table-cell office:value-type="date" office:date-value="2020-12-24T15:00:00.74" calcext:value-type="date">
            <text:p>12/24/2020 15:00</text:p>
          </table:table-cell>
          <table:table-cell office:value-type="float" office:value="12.4592664846532" calcext:value-type="float">
            <text:p>12,4592664846532</text:p>
          </table:table-cell>
          <table:table-cell office:value-type="float" office:value="24.0081918602371" calcext:value-type="float">
            <text:p>24,0081918602371</text:p>
          </table:table-cell>
        </table:table-row>
        <table:table-row table:style-name="ro1">
          <table:table-cell office:value-type="date" office:date-value="2020-12-24T16:00:00.74" calcext:value-type="date">
            <text:p>12/24/2020 16:00</text:p>
          </table:table-cell>
          <table:table-cell office:value-type="float" office:value="12.1306332615677" calcext:value-type="float">
            <text:p>12,1306332615677</text:p>
          </table:table-cell>
          <table:table-cell office:value-type="float" office:value="23.6228322831048" calcext:value-type="float">
            <text:p>23,6228322831048</text:p>
          </table:table-cell>
        </table:table-row>
        <table:table-row table:style-name="ro1">
          <table:table-cell office:value-type="date" office:date-value="2020-12-24T17:00:00.74" calcext:value-type="date">
            <text:p>12/24/2020 17:00</text:p>
          </table:table-cell>
          <table:table-cell office:value-type="float" office:value="11.8928168298104" calcext:value-type="float">
            <text:p>11,8928168298104</text:p>
          </table:table-cell>
          <table:table-cell office:value-type="float" office:value="25.0541325827916" calcext:value-type="float">
            <text:p>25,0541325827916</text:p>
          </table:table-cell>
        </table:table-row>
        <table:table-row table:style-name="ro1">
          <table:table-cell office:value-type="date" office:date-value="2020-12-24T18:00:00.74" calcext:value-type="date">
            <text:p>12/24/2020 18:00</text:p>
          </table:table-cell>
          <table:table-cell office:value-type="float" office:value="11.5531658735629" calcext:value-type="float">
            <text:p>11,5531658735629</text:p>
          </table:table-cell>
          <table:table-cell office:value-type="float" office:value="26.0005525346798" calcext:value-type="float">
            <text:p>26,0005525346798</text:p>
          </table:table-cell>
        </table:table-row>
        <table:table-row table:style-name="ro1">
          <table:table-cell office:value-type="date" office:date-value="2020-12-24T19:00:00.74" calcext:value-type="date">
            <text:p>12/24/2020 19:00</text:p>
          </table:table-cell>
          <table:table-cell office:value-type="float" office:value="11.3880672319671" calcext:value-type="float">
            <text:p>11,3880672319671</text:p>
          </table:table-cell>
          <table:table-cell office:value-type="float" office:value="28.7083570036316" calcext:value-type="float">
            <text:p>28,7083570036316</text:p>
          </table:table-cell>
        </table:table-row>
        <table:table-row table:style-name="ro1">
          <table:table-cell office:value-type="date" office:date-value="2020-12-24T20:00:00.74" calcext:value-type="date">
            <text:p>12/24/2020 20:00</text:p>
          </table:table-cell>
          <table:table-cell office:value-type="float" office:value="11.1305610253781" calcext:value-type="float">
            <text:p>11,1305610253781</text:p>
          </table:table-cell>
          <table:table-cell office:value-type="float" office:value="31.1493712735155" calcext:value-type="float">
            <text:p>31,1493712735155</text:p>
          </table:table-cell>
        </table:table-row>
        <table:table-row table:style-name="ro1">
          <table:table-cell office:value-type="date" office:date-value="2020-12-24T21:00:00.74" calcext:value-type="date">
            <text:p>12/24/2020 21:00</text:p>
          </table:table-cell>
          <table:table-cell office:value-type="float" office:value="11.2363636552895" calcext:value-type="float">
            <text:p>11,2363636552895</text:p>
          </table:table-cell>
          <table:table-cell office:value-type="float" office:value="32.282828518503" calcext:value-type="float">
            <text:p>32,282828518503</text:p>
          </table:table-cell>
        </table:table-row>
        <table:table-row table:style-name="ro1">
          <table:table-cell office:value-type="date" office:date-value="2020-12-24T22:00:00.74" calcext:value-type="date">
            <text:p>12/24/2020 22:00</text:p>
          </table:table-cell>
          <table:table-cell office:value-type="float" office:value="11.7242281314507" calcext:value-type="float">
            <text:p>11,7242281314507</text:p>
          </table:table-cell>
          <table:table-cell office:value-type="float" office:value="30.089115531595" calcext:value-type="float">
            <text:p>30,089115531595</text:p>
          </table:table-cell>
        </table:table-row>
        <table:table-row table:style-name="ro1">
          <table:table-cell office:value-type="date" office:date-value="2020-12-24T23:00:00.74" calcext:value-type="date">
            <text:p>12/24/2020 23:00</text:p>
          </table:table-cell>
          <table:table-cell office:value-type="float" office:value="11.7807808051348" calcext:value-type="float">
            <text:p>11,7807808051348</text:p>
          </table:table-cell>
          <table:table-cell office:value-type="float" office:value="28.8868136316511" calcext:value-type="float">
            <text:p>28,8868136316511</text:p>
          </table:table-cell>
        </table:table-row>
        <table:table-row table:style-name="ro1">
          <table:table-cell office:value-type="date" office:date-value="2020-12-25T00:00:00.74" calcext:value-type="date">
            <text:p>12/25/2020 0:00</text:p>
          </table:table-cell>
          <table:table-cell office:value-type="float" office:value="11.8485906665241" calcext:value-type="float">
            <text:p>11,8485906665241</text:p>
          </table:table-cell>
          <table:table-cell office:value-type="float" office:value="25.5562980252499" calcext:value-type="float">
            <text:p>25,5562980252499</text:p>
          </table:table-cell>
        </table:table-row>
        <table:table-row table:style-name="ro1">
          <table:table-cell office:value-type="date" office:date-value="2020-12-25T01:00:00.74" calcext:value-type="date">
            <text:p>12/25/2020 1:00</text:p>
          </table:table-cell>
          <table:table-cell office:value-type="float" office:value="13.3863724277274" calcext:value-type="float">
            <text:p>13,3863724277274</text:p>
          </table:table-cell>
          <table:table-cell office:value-type="float" office:value="17.1623629548815" calcext:value-type="float">
            <text:p>17,1623629548815</text:p>
          </table:table-cell>
        </table:table-row>
        <table:table-row table:style-name="ro1">
          <table:table-cell office:value-type="date" office:date-value="2020-12-25T02:00:00.74" calcext:value-type="date">
            <text:p>12/25/2020 2:00</text:p>
          </table:table-cell>
          <table:table-cell office:value-type="float" office:value="13.9283124027903" calcext:value-type="float">
            <text:p>13,9283124027903</text:p>
          </table:table-cell>
          <table:table-cell office:value-type="float" office:value="8.84866117778778" calcext:value-type="float">
            <text:p>8,84866117778778</text:p>
          </table:table-cell>
        </table:table-row>
        <table:table-row table:style-name="ro1">
          <table:table-cell office:value-type="date" office:date-value="2020-12-25T03:00:00.74" calcext:value-type="date">
            <text:p>12/25/2020 3:00</text:p>
          </table:table-cell>
          <table:table-cell office:value-type="float" office:value="14.0998953344703" calcext:value-type="float">
            <text:p>14,0998953344703</text:p>
          </table:table-cell>
          <table:table-cell office:value-type="float" office:value="5.50245124525282" calcext:value-type="float">
            <text:p>5,50245124525282</text:p>
          </table:table-cell>
        </table:table-row>
        <table:table-row table:style-name="ro1">
          <table:table-cell office:value-type="date" office:date-value="2020-12-25T04:00:00.74" calcext:value-type="date">
            <text:p>12/25/2020 4:00</text:p>
          </table:table-cell>
          <table:table-cell office:value-type="float" office:value="14.1292200263363" calcext:value-type="float">
            <text:p>14,1292200263363</text:p>
          </table:table-cell>
          <table:table-cell office:value-type="float" office:value="3.93181080025143" calcext:value-type="float">
            <text:p>3,93181080025143</text:p>
          </table:table-cell>
        </table:table-row>
        <table:table-row table:style-name="ro1">
          <table:table-cell office:value-type="date" office:date-value="2020-12-25T05:00:00.74" calcext:value-type="date">
            <text:p>12/25/2020 5:00</text:p>
          </table:table-cell>
          <table:table-cell office:value-type="float" office:value="14.0865210802499" calcext:value-type="float">
            <text:p>14,0865210802499</text:p>
          </table:table-cell>
          <table:table-cell office:value-type="float" office:value="3.49181535079108" calcext:value-type="float">
            <text:p>3,49181535079108</text:p>
          </table:table-cell>
        </table:table-row>
        <table:table-row table:style-name="ro1">
          <table:table-cell office:value-type="date" office:date-value="2020-12-25T06:00:00.74" calcext:value-type="date">
            <text:p>12/25/2020 6:00</text:p>
          </table:table-cell>
          <table:table-cell office:value-type="float" office:value="14.9309102103912" calcext:value-type="float">
            <text:p>14,9309102103912</text:p>
          </table:table-cell>
          <table:table-cell office:value-type="float" office:value="3.89573637446509" calcext:value-type="float">
            <text:p>3,89573637446509</text:p>
          </table:table-cell>
        </table:table-row>
        <table:table-row table:style-name="ro1">
          <table:table-cell office:value-type="date" office:date-value="2020-12-25T07:00:00.74" calcext:value-type="date">
            <text:p>12/25/2020 7:00</text:p>
          </table:table-cell>
          <table:table-cell office:value-type="float" office:value="14.8294801794062" calcext:value-type="float">
            <text:p>14,8294801794062</text:p>
          </table:table-cell>
          <table:table-cell office:value-type="float" office:value="5.14210643716176" calcext:value-type="float">
            <text:p>5,14210643716176</text:p>
          </table:table-cell>
        </table:table-row>
        <table:table-row table:style-name="ro1">
          <table:table-cell office:value-type="date" office:date-value="2020-12-25T08:00:00.74" calcext:value-type="date">
            <text:p>12/25/2020 8:00</text:p>
          </table:table-cell>
          <table:table-cell office:value-type="float" office:value="14.3904536343409" calcext:value-type="float">
            <text:p>14,3904536343409</text:p>
          </table:table-cell>
          <table:table-cell office:value-type="float" office:value="7.37510393682268" calcext:value-type="float">
            <text:p>7,37510393682268</text:p>
          </table:table-cell>
        </table:table-row>
        <table:table-row table:style-name="ro1">
          <table:table-cell office:value-type="date" office:date-value="2020-12-25T09:00:00.74" calcext:value-type="date">
            <text:p>12/25/2020 9:00</text:p>
          </table:table-cell>
          <table:table-cell office:value-type="float" office:value="13.8449384556827" calcext:value-type="float">
            <text:p>13,8449384556827</text:p>
          </table:table-cell>
          <table:table-cell office:value-type="float" office:value="12.1942336877696" calcext:value-type="float">
            <text:p>12,1942336877696</text:p>
          </table:table-cell>
        </table:table-row>
        <table:table-row table:style-name="ro1">
          <table:table-cell office:value-type="date" office:date-value="2020-12-25T10:00:00.74" calcext:value-type="date">
            <text:p>12/25/2020 10:00</text:p>
          </table:table-cell>
          <table:table-cell office:value-type="float" office:value="13.364011230161" calcext:value-type="float">
            <text:p>13,364011230161</text:p>
          </table:table-cell>
          <table:table-cell office:value-type="float" office:value="18.3533874635569" calcext:value-type="float">
            <text:p>18,3533874635569</text:p>
          </table:table-cell>
        </table:table-row>
        <table:table-row table:style-name="ro1">
          <table:table-cell office:value-type="date" office:date-value="2020-12-25T11:00:00.74" calcext:value-type="date">
            <text:p>12/25/2020 11:00</text:p>
          </table:table-cell>
          <table:table-cell office:value-type="float" office:value="13.7298593882196" calcext:value-type="float">
            <text:p>13,7298593882196</text:p>
          </table:table-cell>
          <table:table-cell office:value-type="float" office:value="19.630108450915" calcext:value-type="float">
            <text:p>19,630108450915</text:p>
          </table:table-cell>
        </table:table-row>
        <table:table-row table:style-name="ro1">
          <table:table-cell office:value-type="date" office:date-value="2020-12-25T12:00:00.74" calcext:value-type="date">
            <text:p>12/25/2020 12:00</text:p>
          </table:table-cell>
          <table:table-cell office:value-type="float" office:value="13.8722084726276" calcext:value-type="float">
            <text:p>13,8722084726276</text:p>
          </table:table-cell>
          <table:table-cell office:value-type="float" office:value="20.081619452947" calcext:value-type="float">
            <text:p>20,081619452947</text:p>
          </table:table-cell>
        </table:table-row>
        <table:table-row table:style-name="ro1">
          <table:table-cell office:value-type="date" office:date-value="2020-12-25T13:00:00.74" calcext:value-type="date">
            <text:p>12/25/2020 13:00</text:p>
          </table:table-cell>
          <table:table-cell office:value-type="float" office:value="14.2194087236818" calcext:value-type="float">
            <text:p>14,2194087236818</text:p>
          </table:table-cell>
          <table:table-cell office:value-type="float" office:value="19.1150351971817" calcext:value-type="float">
            <text:p>19,1150351971817</text:p>
          </table:table-cell>
        </table:table-row>
        <table:table-row table:style-name="ro1">
          <table:table-cell office:value-type="date" office:date-value="2020-12-25T14:00:00.74" calcext:value-type="date">
            <text:p>12/25/2020 14:00</text:p>
          </table:table-cell>
          <table:table-cell office:value-type="float" office:value="14.5416586337924" calcext:value-type="float">
            <text:p>14,5416586337924</text:p>
          </table:table-cell>
          <table:table-cell office:value-type="float" office:value="16.5660600945663" calcext:value-type="float">
            <text:p>16,5660600945663</text:p>
          </table:table-cell>
        </table:table-row>
        <table:table-row table:style-name="ro1">
          <table:table-cell office:value-type="date" office:date-value="2020-12-25T15:00:00.74" calcext:value-type="date">
            <text:p>12/25/2020 15:00</text:p>
          </table:table-cell>
          <table:table-cell office:value-type="float" office:value="14.8604737308398" calcext:value-type="float">
            <text:p>14,8604737308398</text:p>
          </table:table-cell>
          <table:table-cell office:value-type="float" office:value="13.0843833688694" calcext:value-type="float">
            <text:p>13,0843833688694</text:p>
          </table:table-cell>
        </table:table-row>
        <table:table-row table:style-name="ro1">
          <table:table-cell office:value-type="date" office:date-value="2020-12-25T16:00:00.74" calcext:value-type="date">
            <text:p>12/25/2020 16:00</text:p>
          </table:table-cell>
          <table:table-cell office:value-type="float" office:value="14.9242655131815" calcext:value-type="float">
            <text:p>14,9242655131815</text:p>
          </table:table-cell>
          <table:table-cell office:value-type="float" office:value="11.5891315569856" calcext:value-type="float">
            <text:p>11,5891315569856</text:p>
          </table:table-cell>
        </table:table-row>
        <table:table-row table:style-name="ro1">
          <table:table-cell office:value-type="date" office:date-value="2020-12-25T17:00:00.74" calcext:value-type="date">
            <text:p>12/25/2020 17:00</text:p>
          </table:table-cell>
          <table:table-cell office:value-type="float" office:value="14.9020377111459" calcext:value-type="float">
            <text:p>14,9020377111459</text:p>
          </table:table-cell>
          <table:table-cell office:value-type="float" office:value="11.6635940365685" calcext:value-type="float">
            <text:p>11,6635940365685</text:p>
          </table:table-cell>
        </table:table-row>
        <table:table-row table:style-name="ro1">
          <table:table-cell office:value-type="date" office:date-value="2020-12-25T18:00:00.74" calcext:value-type="date">
            <text:p>12/25/2020 18:00</text:p>
          </table:table-cell>
          <table:table-cell office:value-type="float" office:value="14.8696627376891" calcext:value-type="float">
            <text:p>14,8696627376891</text:p>
          </table:table-cell>
          <table:table-cell office:value-type="float" office:value="11.7047584222327" calcext:value-type="float">
            <text:p>11,7047584222327</text:p>
          </table:table-cell>
        </table:table-row>
        <table:table-row table:style-name="ro1">
          <table:table-cell office:value-type="date" office:date-value="2020-12-25T19:00:00.74" calcext:value-type="date">
            <text:p>12/25/2020 19:00</text:p>
          </table:table-cell>
          <table:table-cell office:value-type="float" office:value="14.5090400499889" calcext:value-type="float">
            <text:p>14,5090400499889</text:p>
          </table:table-cell>
          <table:table-cell office:value-type="float" office:value="12.2113601069132" calcext:value-type="float">
            <text:p>12,2113601069132</text:p>
          </table:table-cell>
        </table:table-row>
        <table:table-row table:style-name="ro1">
          <table:table-cell office:value-type="date" office:date-value="2020-12-25T20:00:00.74" calcext:value-type="date">
            <text:p>12/25/2020 20:00</text:p>
          </table:table-cell>
          <table:table-cell office:value-type="float" office:value="14.482866036006" calcext:value-type="float">
            <text:p>14,482866036006</text:p>
          </table:table-cell>
          <table:table-cell office:value-type="float" office:value="13.3291716482756" calcext:value-type="float">
            <text:p>13,3291716482756</text:p>
          </table:table-cell>
        </table:table-row>
        <table:table-row table:style-name="ro1">
          <table:table-cell office:value-type="date" office:date-value="2020-12-25T21:00:00.74" calcext:value-type="date">
            <text:p>12/25/2020 21:00</text:p>
          </table:table-cell>
          <table:table-cell office:value-type="float" office:value="14.5511780905547" calcext:value-type="float">
            <text:p>14,5511780905547</text:p>
          </table:table-cell>
          <table:table-cell office:value-type="float" office:value="14.2924846985838" calcext:value-type="float">
            <text:p>14,2924846985838</text:p>
          </table:table-cell>
        </table:table-row>
        <table:table-row table:style-name="ro1">
          <table:table-cell office:value-type="date" office:date-value="2020-12-25T22:00:00.74" calcext:value-type="date">
            <text:p>12/25/2020 22:00</text:p>
          </table:table-cell>
          <table:table-cell office:value-type="float" office:value="14.7191269680587" calcext:value-type="float">
            <text:p>14,7191269680587</text:p>
          </table:table-cell>
          <table:table-cell office:value-type="float" office:value="15.001949850786" calcext:value-type="float">
            <text:p>15,001949850786</text:p>
          </table:table-cell>
        </table:table-row>
        <table:table-row table:style-name="ro1">
          <table:table-cell office:value-type="date" office:date-value="2020-12-25T23:00:00.74" calcext:value-type="date">
            <text:p>12/25/2020 23:00</text:p>
          </table:table-cell>
          <table:table-cell office:value-type="float" office:value="13.9929513291858" calcext:value-type="float">
            <text:p>13,9929513291858</text:p>
          </table:table-cell>
          <table:table-cell office:value-type="float" office:value="14.7611003379737" calcext:value-type="float">
            <text:p>14,7611003379737</text:p>
          </table:table-cell>
        </table:table-row>
        <table:table-row table:style-name="ro1">
          <table:table-cell office:value-type="date" office:date-value="2020-12-26T00:00:00.74" calcext:value-type="date">
            <text:p>12/26/2020 0:00</text:p>
          </table:table-cell>
          <table:table-cell office:value-type="float" office:value="13.5171200877307" calcext:value-type="float">
            <text:p>13,5171200877307</text:p>
          </table:table-cell>
          <table:table-cell office:value-type="float" office:value="13.5608342123413" calcext:value-type="float">
            <text:p>13,5608342123413</text:p>
          </table:table-cell>
        </table:table-row>
        <table:table-row table:style-name="ro1">
          <table:table-cell office:value-type="date" office:date-value="2020-12-26T01:00:00.74" calcext:value-type="date">
            <text:p>12/26/2020 1:00</text:p>
          </table:table-cell>
          <table:table-cell office:value-type="float" office:value="13.9233803216794" calcext:value-type="float">
            <text:p>13,9233803216794</text:p>
          </table:table-cell>
          <table:table-cell office:value-type="float" office:value="11.0552801296785" calcext:value-type="float">
            <text:p>11,05528012967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o" fo:country="RO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4T11:25:50.448000000</dc:date>
    <meta:editing-duration>PT3M28S</meta:editing-duration>
    <meta:editing-cycles>1</meta:editing-cycles>
    <meta:document-statistic meta:table-count="1" meta:cell-count="153" meta:object-count="0"/>
    <meta:generator>LibreOffice/7.2.4.1$Windows_X86_64 LibreOffice_project/27d75539669ac387bb498e35313b970b7fe9c4f9</meta:generator>
  </office:meta>
</office:document-meta>
</file>